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nsolas, 'Courier New', monospace"/>
    <style:font-face style:name="Open Sans" svg:font-family="'Open Sans', Arial, Helvetica, sans-serif"/>
    <style:font-face style:name="OpenSymbol" svg:font-family="OpenSymbol"/>
    <style:font-face style:name="Tahoma1" svg:font-family="Tahoma"/>
    <style:font-face style:name="Verdana" svg:font-family="Verdana, sans-serif, serif, EmojiFon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margin-left="0cm" fo:margin-right="0cm" fo:text-align="start" style:justify-single-word="false" fo:orphans="2" fo:widows="2" fo:text-indent="0cm" style:auto-text-indent="false"/>
      <style:text-properties style:font-name="Arial" fo:font-size="10pt" style:font-size-asian="10pt" style:font-size-complex="10pt"/>
    </style:style>
    <style:style style:name="P3" style:family="paragraph" style:parent-style-name="Standard">
      <style:paragraph-properties fo:margin-left="0cm" fo:margin-right="0cm" fo:text-align="start" style:justify-single-word="false" fo:orphans="2" fo:widows="2" fo:text-indent="0cm" style:auto-text-indent="false"/>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margin-left="0cm" fo:margin-right="0cm" fo:text-align="start" style:justify-single-word="false" fo:orphans="2" fo:widows="2" fo:text-indent="0cm" style:auto-text-indent="false"/>
      <style:text-properties style:font-name="Arial" fo:font-size="10pt" fo:font-weight="bold" style:font-size-asian="10pt" style:font-size-complex="10pt"/>
    </style:style>
    <style:style style:name="P5" style:family="paragraph" style:parent-style-name="Standard">
      <style:paragraph-properties fo:margin-left="0cm" fo:margin-right="0cm" fo:text-align="start" style:justify-single-word="false" fo:orphans="2" fo:widows="2" fo:text-indent="0cm" style:auto-text-indent="false"/>
      <style:text-properties style:font-name="Arial" fo:font-size="10pt" fo:font-weight="normal" style:font-size-asian="10pt" style:font-weight-asian="normal" style:font-size-complex="10pt" style:font-weight-complex="normal"/>
    </style:style>
    <style:style style:name="P6" style:family="paragraph" style:parent-style-name="Standard" style:list-style-name="L1">
      <style:paragraph-properties fo:margin-left="0cm" fo:margin-right="0cm" fo:text-align="start" style:justify-single-word="false" fo:orphans="2" fo:widows="2" fo:text-indent="0cm" style:auto-text-indent="false"/>
      <style:text-properties style:font-name="Arial" fo:font-size="10pt" fo:font-weight="normal" style:font-size-asian="10pt" style:font-weight-asian="normal" style:font-size-complex="10pt" style:font-weight-complex="normal"/>
    </style:style>
    <style:style style:name="P7" style:family="paragraph" style:parent-style-name="Standard">
      <style:paragraph-properties fo:margin-left="0cm" fo:margin-right="0cm" fo:text-align="center" style:justify-single-word="false" fo:orphans="2" fo:widows="2" fo:text-indent="0cm" style:auto-text-indent="false"/>
    </style:style>
    <style:style style:name="T1" style:family="text">
      <style:text-properties fo:font-variant="normal" fo:text-transform="none" fo:color="#222222" style:font-name="Verdana" fo:font-size="10.5pt" fo:letter-spacing="normal" fo:font-style="normal"/>
    </style:style>
    <style:style style:name="T2" style:family="text">
      <style:text-properties fo:font-variant="normal" fo:text-transform="none" fo:color="#222222" style:font-name="Verdana" fo:font-size="10.5pt" fo:letter-spacing="normal" fo:font-style="normal" fo:font-weight="normal"/>
    </style:style>
    <style:style style:name="T3" style:family="text">
      <style:text-properties fo:font-variant="normal" fo:text-transform="none" fo:color="#222222" style:font-name="Verdana" fo:font-size="10.5pt" fo:letter-spacing="normal" fo:font-style="normal" style:text-underline-style="none"/>
    </style:style>
    <style:style style:name="T4" style:family="text">
      <style:text-properties fo:font-variant="normal" fo:text-transform="none" fo:color="#222222" style:font-name="Verdana" fo:letter-spacing="normal" fo:font-style="normal"/>
    </style:style>
    <style:style style:name="T5" style:family="text">
      <style:text-properties fo:font-variant="normal" fo:text-transform="none" fo:color="#222222" style:font-name="Verdana" fo:letter-spacing="normal" fo:font-style="normal" style:text-underline-style="none"/>
    </style:style>
    <style:style style:name="T6" style:family="text">
      <style:text-properties fo:font-variant="normal" fo:text-transform="none" fo:color="#222222" fo:letter-spacing="normal" fo:font-style="normal"/>
    </style:style>
    <style:style style:name="T7" style:family="text">
      <style:text-properties fo:font-variant="normal" fo:text-transform="none" fo:color="#222222" fo:letter-spacing="normal" fo:font-style="normal"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style:font-size-asian="10pt" style:font-weight-asian="normal" style:font-size-complex="10pt" style:font-weight-complex="normal"/>
    </style:style>
    <style:style style:name="T14" style:family="text">
      <style:text-properties style:text-underline-style="none" style:font-size-asian="10pt" style:font-size-complex="10pt"/>
    </style:style>
    <style:style style:name="T15" style:family="text">
      <style:text-properties style:font-weight-asian="bold" style:font-weight-complex="bold"/>
    </style:style>
    <style:style style:name="T16" style:family="text">
      <style:text-properties fo:font-size="10pt" style:text-underline-style="none" fo:font-weight="normal" style:font-size-asian="10pt" style:font-weight-asian="normal" style:font-size-complex="10pt" style:font-weight-complex="normal"/>
    </style:style>
    <style:style style:name="T17" style:family="text">
      <style:text-properties fo:font-size="10pt" style:text-underline-style="none" style:font-size-asian="10pt" style:font-size-complex="10pt"/>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ext:p>
      <text:p text:style-name="P1"><text:span text:style-name="T2"><text:tab/></text:span><text:span text:style-name="T4">A design document outlines how we will ingest data</text:span></text:p>
      <text:p text:style-name="P1"><text:span text:style-name="T6"/></text:p>
      <text:p text:style-name="P1"><text:span text:style-name="T6"/></text:p>
      <text:p text:style-name="P1"><text:span text:style-name="T6">1. Trigger Druid ingestion</text:span> </text:p>
      <text:p text:style-name="P7"/>
      <text:p text:style-name="P4"><text:span text:style-name="T15">Druid:</text:span></text:p>
      <text:p text:style-name="P2"/>
      <text:p text:style-name="P2"><text:span text:style-name="T11">curl -O </text:span><text:a xlink:type="simple" xlink:href="http://static.druid.io/artifacts/releases/druid-0.11.0-bin.tar.gz" text:style-name="Internet_20_link" text:visited-style-name="Visited_20_Internet_20_Link">http://static.druid.io/artifacts/releases/druid-0.11.0-bin.tar.gz</text:a><text:span text:style-name="T11"> </text:span><text:tab/>//download from this site</text:p>
      <text:p text:style-name="P2"><text:span text:style-name="T9">tar -xzf druid-0.11.0-bin.tar.gz</text:span><text:tab/><text:tab/>//Extract druid tar file</text:p>
      <text:p text:style-name="P2"><text:span text:style-name="T9">cd druid-0.11.0</text:span><text:tab/><text:tab/><text:tab/><text:tab/>//Go to druid folder</text:p>
      <text:p text:style-name="P2"/>
      <text:p text:style-name="P3">Start up Zookeeper:</text:p>
      <text:p text:style-name="P3">curl http://www.gtlib.gatech.edu/pub/apache/zookeeper/zookeeper-3.4.10/zookeeper-3.4.10.tar.gz -o zookeeper-3.4.10.tar.gz<text:span text:style-name="T8"><text:tab/><text:tab/>//download zookeeper from this url</text:span></text:p>
      <text:p text:style-name="P3">tar -xzf zookeeper-3.4.10.tar.gz <text:tab/><text:span text:style-name="T8">//Extract the tar file</text:span></text:p>
      <text:p text:style-name="P3">cd zookeeper-3.4.10<text:tab/><text:tab/><text:tab/><text:span text:style-name="T8">//Go to zookeeper folder</text:span></text:p>
      <text:p text:style-name="P3">cp conf/zoo_sample.cfg conf/zoo.cfg<text:tab/><text:tab/>// <text:span text:style-name="T8">copyg file and directory</text:span></text:p>
      <text:p text:style-name="P3">./bin/zkServer.sh start<text:tab/><text:tab/><text:tab/><text:tab/>//<text:span text:style-name="T8">start zookeeper server</text:span></text:p>
      <text:p text:style-name="P3"><text:span text:style-name="T8"/></text:p>
      <text:p text:style-name="P3">Start up Druid services:</text:p>
      <text:p text:style-name="P3"><text:span text:style-name="T8"/></text:p>
      <text:p text:style-name="P3"><text:span text:style-name="T8">With Zookeeper running, return to the druid-0.11.0 directory. In that directory, issue the command:</text:span></text:p>
      <text:p text:style-name="P3"/>
      <text:p text:style-name="P3">bin/init<text:tab/><text:tab/><text:tab/><text:span text:style-name="T8">//initiate the druid processers</text:span></text:p>
      <text:p text:style-name="P3"><text:span text:style-name="T8"/></text:p>
      <text:p text:style-name="P3"><text:span text:style-name="T8">you can start up the Druid processes in different terminal windows. This tutorial runs every Druid process on the same system. In a large distributed production cluster, many of these Druid processes can still be co-located together.</text:span></text:p>
      <text:p text:style-name="P3"><text:span text:style-name="T8"/></text:p>
      <text:p text:style-name="P3"><text:span text:style-name="T8">//Start the below druid services in different terminals</text:span></text:p>
      <text:p text:style-name="P3"><text:span text:style-name="T8"/></text:p>
      <text:p text:style-name="P3">java `cat conf-quickstart/druid/historical/jvm.config | xargs` -cp "conf-quickstart/druid/_common:conf-quickstart/druid/historical:lib/*" io.druid.cli.Main server historical</text:p>
      <text:p text:style-name="P3"/>
      <text:p text:style-name="P3">java `cat conf-quickstart/druid/broker/jvm.config | xargs` -cp "conf-quickstart/druid/_common:conf-quickstart/druid/broker:lib/*" io.druid.cli.Main server broker</text:p>
      <text:p text:style-name="P3"/>
      <text:p text:style-name="P3">java `cat conf-quickstart/druid/coordinator/jvm.config | xargs` -cp "conf-quickstart/druid/_common:conf-quickstart/druid/coordinator:lib/*" io.druid.cli.Main server coordinator</text:p>
      <text:p text:style-name="P3"/>
      <text:p text:style-name="P3">java `cat conf-quickstart/druid/overlord/jvm.config | xargs` -cp "conf-quickstart/druid/_common:conf-quickstart/druid/overlord:lib/*" io.druid.cli.Main server overlord</text:p>
      <text:p text:style-name="P3"/>
      <text:p text:style-name="P3">java `cat conf-quickstart/druid/middleManager/jvm.config | xargs` -cp "conf-quickstart/druid/_common:conf-quickstart/druid/middleManager:lib/*" io.druid.cli.Main server middleManager</text:p>
      <text:p text:style-name="P3"/>
      <text:p text:style-name="P5"><text:span text:style-name="T9">Note:</text:span> </text:p>
      <text:p text:style-name="P5">1. If you want a clean start after stopping the services, delete the <text:span text:style-name="T9">var</text:span> directory and run the <text:span text:style-name="T9">init</text:span> script again.</text:p>
      <text:list xml:id="list924543897334044417" text:style-name="L1">
        <text:list-header>
          <text:p text:style-name="P6">2. Once every service has started, you are now ready to load data.</text:p>
        </text:list-header>
      </text:list>
      <text:p text:style-name="P5"/>
      <text:p text:style-name="P3">Load Batch Data: </text:p>
      <text:p text:style-name="P5"/>
      <text:p text:style-name="P5"><text:span text:style-name="T9">Example</text:span>:</text:p>
      <text:p text:style-name="P5"/>
      <text:p text:style-name="P5">Included a sample of <text:span text:style-name="T9">Wikipedia</text:span> edits from September 12, 2015 to get you started.</text:p>
      <text:p text:style-name="P5"/>
      <text:p text:style-name="P5">The dimensions (attributes you can filter and split on) in the Wikipedia dataset, other than time, are:</text:p>
      <text:p text:style-name="P5"/>
      <text:p text:style-name="P3"><text:soft-page-break/>channel</text:p>
      <text:p text:style-name="P3">cityName</text:p>
      <text:p text:style-name="P3">comment</text:p>
      <text:p text:style-name="P3">countryIsoCode</text:p>
      <text:p text:style-name="P3">countryName</text:p>
      <text:p text:style-name="P3">isAnonymous</text:p>
      <text:p text:style-name="P3">isMinor</text:p>
      <text:p text:style-name="P3">isNew</text:p>
      <text:p text:style-name="P3">isRobot</text:p>
      <text:p text:style-name="P3">isUnpatrolled</text:p>
      <text:p text:style-name="P3">metroCode</text:p>
      <text:p text:style-name="P3">namespace</text:p>
      <text:p text:style-name="P3">page</text:p>
      <text:p text:style-name="P3">regionIsoCode</text:p>
      <text:p text:style-name="P3">regionName</text:p>
      <text:p text:style-name="P3">user</text:p>
      <text:p text:style-name="P5"/>
      <text:p text:style-name="P5">The <text:span text:style-name="T9">measures, or metrics</text:span> as they are known in Druid (values you can aggregate) in the Wikipedia dataset are:</text:p>
      <text:p text:style-name="P3">count</text:p>
      <text:p text:style-name="P3">added</text:p>
      <text:p text:style-name="P3">deleted</text:p>
      <text:p text:style-name="P3">delta</text:p>
      <text:p text:style-name="P3">user_unique</text:p>
      <text:p text:style-name="P5"/>
      <text:p text:style-name="P5"><text:tab/>To load this data into Druid, you can submit an ingestion task pointing to the file. We've included a task that loads the wikiticker-2015-09-12-sampled.json file included in the archive. To submit this task, POST it to Druid in a new terminal window from the druid-0.11.0 directory:</text:p>
      <text:p text:style-name="P5"/>
      <text:p text:style-name="P3">curl -X 'POST' -H 'Content-Type:application/json' -d @quickstart/wikiticker-index.json localhost:8090/druid/indexer/v1/task</text:p>
      <text:p text:style-name="P3"/>
      <text:p text:style-name="P3"><text:span text:style-name="T8">Which will print the ID of the task if the submission was</text:span> successful:</text:p>
      <text:p text:style-name="P3"/>
      <text:p text:style-name="P3">{"task":"index_hadoop_wikipedia_2013-10-09T21:30:32.802Z"}</text:p>
      <text:p text:style-name="P3"/>
      <text:p text:style-name="P5"><text:a xlink:type="simple" xlink:href="http://localhost:8090/console.html" text:style-name="Internet_20_link" text:visited-style-name="Visited_20_Internet_20_Link">http://localhost:8090/console.html</text:a><text:span text:style-name="T10"><text:tab/>//Check this url in browser and You can refresh the console periodically, and after the task is successful, you should see a "SUCCESS" status for the task.</text:span></text:p>
      <text:p text:style-name="P5"><text:span text:style-name="T10"/></text:p>
      <text:p text:style-name="P5"><text:span text:style-name="T10">Data will be loaded by historical nodes and available for querying within a minute or two. You can monitor the progress of loading your data in the coordinator console, by checking whether there is a datasource "</text:span><text:span text:style-name="T11">wikiticker</text:span><text:span text:style-name="T10">" with a blue circle indicating "</text:span><text:span text:style-name="T11">fully available</text:span><text:span text:style-name="T10">": </text:span><text:span text:style-name="T11">http://localhost:8081/#/</text:span><text:span text:style-name="T10">.</text:span></text:p>
      <text:p text:style-name="P5"><text:span text:style-name="T10"/></text:p>
      <text:p text:style-name="P5"><text:span text:style-name="T10">Load streaming data:</text:span></text:p>
      <text:p text:style-name="P5"><text:span text:style-name="T10"/></text:p>
      <text:p text:style-name="P5"><text:span text:style-name="T10">To load streaming data, we are going to push events into Druid over a simple HTTP API. To do this we will use [Tranquility], a high level data producer library for Druid.</text:span></text:p>
      <text:p text:style-name="P5"><text:span text:style-name="T10"/></text:p>
      <text:p text:style-name="P3"><text:span text:style-name="T10">Download Tranquility:</text:span></text:p>
      <text:p text:style-name="P5"><text:span text:style-name="T10"/></text:p>
      <text:p text:style-name="P3"><text:span text:style-name="T10">curl -O http://static.druid.io/tranquility/releases/tranquility-distribution-0.8.0.tgz</text:span></text:p>
      <text:p text:style-name="P3"><text:span text:style-name="T10">tar -xzf tranquility-distribution-0.8.0.tgz</text:span></text:p>
      <text:p text:style-name="P3"><text:span text:style-name="T10">cd tranquility-distribution-0.8.0</text:span></text:p>
      <text:p text:style-name="P5"><text:span text:style-name="T10"/></text:p>
      <text:p text:style-name="P5"><text:span text:style-name="T10">Added a configuration file in </text:span><text:span text:style-name="T11">conf-quickstart/tranquility/server.json</text:span></text:p>
      <text:p text:style-name="P5"><text:span text:style-name="T10">We ave to start the Tranquility server process, which can be used to push events directly to Druid.</text:span></text:p>
      <text:p text:style-name="P5"><text:span text:style-name="T10"/></text:p>
      <text:p text:style-name="P3"><text:span text:style-name="T10">bin/tranquility server -configFile &lt;path_to_druid_distro&gt;/conf-quickstart/tranquility/server.json</text:span></text:p>
      <text:p text:style-name="P3"><text:span text:style-name="T10"/></text:p>
      <text:p text:style-name="P5"><text:span text:style-name="T10">We've included a script that can generate some random sample metrics to load into this datasource. To use it, simply run in your Druid distribution repository:</text:span></text:p>
      <text:p text:style-name="P5"><text:span text:style-name="T10"/></text:p>
      <text:p text:style-name="P3"><text:soft-page-break/><text:span text:style-name="T10">bin/generate-example-metrics | curl -XPOST -H'Content-Type: application/json' --data-binary @- http://localhost:8200/v1/post/metrics</text:span></text:p>
      <text:p text:style-name="P5"><text:span text:style-name="T10">Which will print something like:</text:span></text:p>
      <text:p text:style-name="P5"><text:span text:style-name="T10"/></text:p>
      <text:p text:style-name="P3"><text:span text:style-name="T10">{"result":{"received":25,"sent":25}}</text:span></text:p>
      <text:p text:style-name="P5"><text:span text:style-name="T10">This indicates that the HTTP server received 25 events from you, and sent 25 to Druid and Once the data is sent to Druid, you can immediately query it.</text:span></text:p>
      <text:p text:style-name="P5"><text:span text:style-name="T10"/></text:p>
      <text:p text:style-name="P3"><text:span text:style-name="T10">Query data: (Direct Druid queries)</text:span></text:p>
      <text:p text:style-name="P3"><text:span text:style-name="T12"/></text:p>
      <text:p text:style-name="P3"><text:span text:style-name="T12">Top-n query in </text:span><text:span text:style-name="T10">quickstart/wikiticker-top-pages.json</text:span><text:span text:style-name="T12"> that will find the most-edited articles in this dataset:</text:span></text:p>
      <text:p text:style-name="P3"><text:span text:style-name="T12"/></text:p>
      <text:p text:style-name="P3"><text:span text:style-name="T10">curl -L -H'Content-Type: application/json' -XPOST --data-binary @quickstart/wikiticker-top-pages.json </text:span><text:a xlink:type="simple" xlink:href="http://localhost:8082/druid/v2/?pretty" text:style-name="Internet_20_link" text:visited-style-name="Visited_20_Internet_20_Link">http://localhost:8082/druid/v2/?pretty</text:a></text:p>
      <text:p text:style-name="P3"><text:span text:style-name="T10"/></text:p>
      <text:p text:style-name="P1"><text:span text:style-name="T10"/></text:p>
      <text:p text:style-name="P1"><text:span text:style-name="T10"/></text:p>
      <text:p text:style-name="P1"><text:span text:style-name="T10">2. Data Formats for Ingestion</text:span></text:p>
      <text:p text:style-name="P1"><text:span text:style-name="T10"/></text:p>
      <text:p text:style-name="P5"><text:span text:style-name="T10">Druid can ingest denormalized data in JSON, CSV, or a delimited form such as TSV, or any custom format. While most examples in the documentation use data in JSON format, it is not difficult to configure Druid to ingest any other delimited data.</text:span></text:p>
      <text:p text:style-name="P5"><text:span text:style-name="T10"/></text:p>
      <text:p text:style-name="P3"><text:span text:style-name="T10">Formatting the Data:</text:span></text:p>
      <text:p text:style-name="P5"><text:span text:style-name="T10">The following are some samples of the data used in the Wikipedia example.</text:span></text:p>
      <text:p text:style-name="P5"><text:span text:style-name="T10"/></text:p>
      <text:p text:style-name="P3"><text:span text:style-name="T10">JSON</text:span></text:p>
      <text:p text:style-name="P5"><text:span text:style-name="T10"/></text:p>
      <text:p text:style-name="P5"><text:span text:style-name="T10">{"timestamp": "2013-08-31T01:02:33Z", "page": "Gypsy Danger", "language" : "en", "user" : "nuclear", "unpatrolled" : "true", "newPage" : "true", "robot": "false", "anonymous": "false", "namespace":"article", "continent":"North America", "country":"United States", "region":"Bay Area", "city":"San Francisco", "added": 57, "deleted": 200, "delta": -143}</text:span></text:p>
      <text:p text:style-name="P5"><text:span text:style-name="T10"/></text:p>
      <text:p text:style-name="P3"><text:span text:style-name="T10">CSV</text:span></text:p>
      <text:p text:style-name="P5"><text:span text:style-name="T10"/></text:p>
      <text:p text:style-name="P5"><text:span text:style-name="T10">2013-08-31T01:02:33Z,"Gypsy Danger","en","nuclear","true","true","false","false","article","North America","United States","Bay Area","San Francisco",57,200,-143</text:span></text:p>
      <text:p text:style-name="P5"><text:span text:style-name="T10"/></text:p>
      <text:p text:style-name="P3"><text:span text:style-name="T10">TSV (Delimited)</text:span></text:p>
      <text:p text:style-name="P5"><text:span text:style-name="T10"/></text:p>
      <text:p text:style-name="P5"><text:span text:style-name="T10">2013-08-31T01:02:33Z <text:s text:c="3"/>"Gypsy Danger" <text:s/>"en" <text:s text:c="3"/>"nuclear" <text:s text:c="2"/>"true" <text:s/>"true" <text:s/>"false" "false" "article" <text:s text:c="2"/>"North America" "United States" "Bay Area" <text:s/>"San Francisco" 57 <text:s/>200 -143</text:span></text:p>
      <text:p text:style-name="P5"><text:span text:style-name="T10"/></text:p>
      <text:p text:style-name="P5"><text:span text:style-name="T11">Note:</text:span><text:span text:style-name="T10"> CSV and TSV data do not contain column heads. This becomes important when you specify the data for ingesting.</text:span></text:p>
      <text:p text:style-name="P5"><text:span text:style-name="T10"/></text:p>
      <text:p text:style-name="P3"><text:span text:style-name="T10">Custom Formats</text:span></text:p>
      <text:p text:style-name="P5"><text:span text:style-name="T10"><text:tab/>Druid supports custom data formats and can use the Regex parser or the JavaScript parsers to parse these formats. Please note that using any of these parsers for parsing data will not be as efficient as writing a native Java parser or using an external stream processor.</text:span></text:p>
      <text:p text:style-name="P5"><text:span text:style-name="T10"/></text:p>
      <text:p text:style-name="P3"><text:span text:style-name="T10">Configuration</text:span></text:p>
      <text:p text:style-name="P5"><text:span text:style-name="T10">All forms of Druid ingestion require some form of schema object. The format of the data to be ingested is specified using theparseSpec entry in your dataSchema.</text:span></text:p>
      <text:p text:style-name="P5"><text:span text:style-name="T10"/></text:p>
      <text:p text:style-name="P3"><text:span text:style-name="T10">JSON</text:span></text:p>
      <text:p text:style-name="P5"><text:span text:style-name="T10"><text:s text:c="2"/>"parseSpec":{</text:span></text:p>
      <text:p text:style-name="P5"><text:span text:style-name="T10"><text:s text:c="4"/>"format" : "json",</text:span></text:p>
      <text:p text:style-name="P5"><text:span text:style-name="T10"><text:s text:c="4"/>"timestampSpec" : {</text:span></text:p>
      <text:p text:style-name="P5"><text:span text:style-name="T10"><text:s text:c="6"/>"column" : "timestamp"</text:span></text:p>
      <text:p text:style-name="P5"><text:span text:style-name="T10"><text:s text:c="4"/>},</text:span></text:p>
      <text:p text:style-name="P5"><text:soft-page-break/><text:span text:style-name="T10"><text:s text:c="4"/>"dimensionSpec" : {</text:span></text:p>
      <text:p text:style-name="P5"><text:span text:style-name="T10"><text:s text:c="6"/>"dimensions" : ["page","language","user","unpatrolled","newPage","robot","anonymous","namespace","continent","country","region","city"]</text:span></text:p>
      <text:p text:style-name="P5"><text:span text:style-name="T10"><text:s text:c="4"/>}</text:span></text:p>
      <text:p text:style-name="P5"><text:span text:style-name="T10"><text:s text:c="2"/>}</text:span></text:p>
      <text:p text:style-name="P5"><text:span text:style-name="T10"/></text:p>
      <text:p text:style-name="P5"><text:span text:style-name="T10">If you have nested JSON, Druid can automatically flatten it for you.</text:span></text:p>
      <text:p text:style-name="P5"><text:span text:style-name="T10"/></text:p>
      <text:p text:style-name="P3"><text:span text:style-name="T10">CSV</text:span></text:p>
      <text:p text:style-name="P5"><text:span text:style-name="T10"><text:s text:c="2"/>"parseSpec": {</text:span></text:p>
      <text:p text:style-name="P5"><text:span text:style-name="T10"><text:s text:c="4"/>"format" : "csv",</text:span></text:p>
      <text:p text:style-name="P5"><text:span text:style-name="T10"><text:s text:c="4"/>"timestampSpec" : {</text:span></text:p>
      <text:p text:style-name="P5"><text:span text:style-name="T10"><text:s text:c="6"/>"column" : "timestamp"</text:span></text:p>
      <text:p text:style-name="P5"><text:span text:style-name="T10"><text:s text:c="4"/>},</text:span></text:p>
      <text:p text:style-name="P5"><text:span text:style-name="T10"><text:s text:c="4"/>"columns" : ["timestamp","page","language","user","unpatrolled","newPage","robot","anonymous","namespace","continent","country","region","city","added","deleted","delta"],</text:span></text:p>
      <text:p text:style-name="P5"><text:span text:style-name="T10"><text:s text:c="4"/>"dimensionsSpec" : {</text:span></text:p>
      <text:p text:style-name="P5"><text:span text:style-name="T10"><text:s text:c="6"/>"dimensions" : ["page","language","user","unpatrolled","newPage","robot","anonymous","namespace","continent","country","region","city"]</text:span></text:p>
      <text:p text:style-name="P5"><text:span text:style-name="T10"><text:s text:c="4"/>}</text:span></text:p>
      <text:p text:style-name="P5"><text:span text:style-name="T10"><text:s text:c="2"/>}</text:span></text:p>
      <text:p text:style-name="P5"><text:span text:style-name="T10"/></text:p>
      <text:p text:style-name="P5"><text:span text:style-name="T10">Druid also support for other </text:span></text:p>
      <text:p text:style-name="P5"><text:span text:style-name="T11">TSV (Delimited)</text:span></text:p>
      <text:p text:style-name="P5"><text:span text:style-name="T11">TSV (Delimited) Index Tasks</text:span></text:p>
      <text:p text:style-name="P5"><text:span text:style-name="T11">Other TSV (Delimited) Ingestion Tasks (Regex, JavaScript).</text:span></text:p>
      <text:p text:style-name="P5"><text:span text:style-name="T12"/></text:p>
      <text:p text:style-name="P1"><text:span text:style-name="T10">3. </text:span><text:span text:style-name="T7">How to connect to hadoop (</text:span><text:span text:style-name="T17">HDFS</text:span><text:span text:style-name="T7">)</text:span></text:p>
      <text:p text:style-name="P5"><text:span text:style-name="T10">Make sure to include druid-hdfs-storage as an extension.</text:span></text:p>
      <text:p text:style-name="P5"><text:span text:style-name="T10"/></text:p>
      <text:p text:style-name="P5"><text:span text:style-name="T11">Deep Storage</text:span><text:span text:style-name="T10">: (Configuration)</text:span></text:p>
      <text:p text:style-name="P5"><text:span text:style-name="T10"/></text:p>
      <text:p text:style-name="P5"><draw:frame draw:style-name="fr1" draw:name="Object1" text:anchor-type="paragraph" svg:x="0.534cm" svg:y="0.194cm" svg:width="11.749cm" svg:height="4.207cm" draw:z-index="0"><draw:object xlink:href="./Object 1" xlink:type="simple" xlink:show="embed" xlink:actuate="onLoad"/><draw:image xlink:href="./ObjectReplacements/Object 1" xlink:type="simple" xlink:show="embed" xlink:actuate="onLoad"/></draw:frame><text:span text:style-name="T10"/></text:p>
      <text:p text:style-name="P5"><text:span text:style-name="T10"/></text:p>
      <text:p text:style-name="P5"><text:span text:style-name="T10">If you are using the Hadoop indexer, set your output directory to be a location on Hadoop and it will work. If you want to eagerly authenticate against a secured hadoop/hdfs cluster you must set </text:span><text:span text:style-name="T11">druid.hadoop.security.kerberos.principal</text:span><text:span text:style-name="T10"> and </text:span><text:span text:style-name="T11">druid.hadoop.security.kerberos.keytab</text:span><text:span text:style-name="T10">, this is an alternative to the cron job method that runs kinit command periodically.</text:span></text:p>
      <text:p text:style-name="P5"><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nsolas, 'Courier New', monospace"/>
    <style:font-face style:name="Open Sans" svg:font-family="'Open Sans', Arial, Helvetica, sans-serif"/>
    <style:font-face style:name="OpenSymbol" svg:font-family="OpenSymbol"/>
    <style:font-face style:name="Tahoma1" svg:font-family="Tahoma"/>
    <style:font-face style:name="Verdana" svg:font-family="Verdana, sans-serif, serif, EmojiFon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20M25S</meta:editing-duration>
    <meta:editing-cycles>47</meta:editing-cycles>
    <meta:generator>OpenOffice/4.1.3$Win32 OpenOffice.org_project/413m1$Build-9783</meta:generator>
    <dc:date>2017-12-17T21:37:45.20</dc:date>
    <meta:document-statistic meta:table-count="0" meta:image-count="0" meta:object-count="1" meta:page-count="4" meta:paragraph-count="119" meta:word-count="984" meta:character-count="815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108cm"/>
    </style:style>
    <style:style style:name="co4" style:family="table-column">
      <style:table-column-properties fo:break-before="auto" style:column-width="3.191cm"/>
    </style:style>
    <style:style style:name="co5" style:family="table-column">
      <style:table-column-properties fo:break-before="auto" style:column-width="2.025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top"/>
      <style:paragraph-properties fo:text-align="start" fo:margin-left="0cm"/>
      <style:text-properties fo:font-weight="bold" style:font-weight-asian="bold" style:font-weight-complex="bold"/>
    </style:style>
    <style:style style:name="ce2" style:family="table-cell" style:parent-style-name="Default">
      <style:table-cell-properties style:text-align-source="fix" style:repeat-content="false" fo:wrap-option="wrap" fo:border="0.002cm solid #000000" style:vertical-align="top"/>
      <style:paragraph-properties fo:text-align="start" fo:margin-left="0cm"/>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02cm solid #000000" style:vertical-align="top"/>
      <style:paragraph-properties fo:text-align="start" fo:margin-left="0cm"/>
      <style:text-properties style:use-window-font-color="true" style:text-outline="false" style:text-line-through-style="none" style:font-name="Times New Roman"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6">
          <table:table-cell table:number-columns-repeated="8"/>
        </table:table-row>
        <table:table-row table:style-name="ro1">
          <table:table-cell table:number-columns-repeated="4"/>
          <table:table-cell table:style-name="ce1" office:value-type="string">
            <text:p>Property</text:p>
          </table:table-cell>
          <table:table-cell table:style-name="ce3" office:value-type="string">
            <text:p>Possible Values</text:p>
          </table:table-cell>
          <table:table-cell table:style-name="ce3" office:value-type="string">
            <text:p>Description</text:p>
          </table:table-cell>
          <table:table-cell table:style-name="ce3" office:value-type="string">
            <text:p>Default</text:p>
          </table:table-cell>
        </table:table-row>
        <table:table-row table:style-name="ro1">
          <table:table-cell table:number-columns-repeated="4"/>
          <table:table-cell table:style-name="ce2" office:value-type="string">
            <text:p>druid.storage.type</text:p>
          </table:table-cell>
          <table:table-cell table:style-name="ce2" office:value-type="string">
            <text:p>hdfs</text:p>
          </table:table-cell>
          <table:table-cell table:style-name="ce2"/>
          <table:table-cell table:style-name="ce2" office:value-type="string">
            <text:p>Must be set.</text:p>
          </table:table-cell>
        </table:table-row>
        <table:table-row table:style-name="ro2">
          <table:table-cell table:number-columns-repeated="4"/>
          <table:table-cell table:style-name="ce2" office:value-type="string">
            <text:p>druid.storage.storageDirectory</text:p>
          </table:table-cell>
          <table:table-cell table:style-name="ce2"/>
          <table:table-cell table:style-name="ce2" office:value-type="string">
            <text:p>Directory for storing segments.</text:p>
          </table:table-cell>
          <table:table-cell table:style-name="ce2" office:value-type="string">
            <text:p>Must be set.</text:p>
          </table:table-cell>
        </table:table-row>
        <table:table-row table:style-name="ro2">
          <table:table-cell table:number-columns-repeated="4"/>
          <table:table-cell table:style-name="ce2" office:value-type="string">
            <text:p>druid.hadoop.security.kerberos.principal</text:p>
          </table:table-cell>
          <table:table-cell table:style-name="ce2" office:value-type="string">
            <text:p>druid@EXAMPLE.COM</text:p>
          </table:table-cell>
          <table:table-cell table:style-name="ce2" office:value-type="string">
            <text:p>Principal user name</text:p>
          </table:table-cell>
          <table:table-cell table:style-name="ce2" office:value-type="string">
            <text:p>empty</text:p>
          </table:table-cell>
        </table:table-row>
        <table:table-row table:style-name="ro3">
          <table:table-cell table:number-columns-repeated="4"/>
          <table:table-cell table:style-name="ce2" office:value-type="string">
            <text:p>druid.hadoop.security.kerberos.keytab</text:p>
          </table:table-cell>
          <table:table-cell table:style-name="ce2" office:value-type="string">
            <text:p>/etc/security/keytabs/druid.headlessUser.keytab</text:p>
          </table:table-cell>
          <table:table-cell table:style-name="ce2" office:value-type="string">
            <text:p>Path to keytab file</text:p>
          </table:table-cell>
          <table:table-cell table:style-name="ce2" office:value-type="string">
            <text:p>empty</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IN"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7">17/12/2017</text:date>, <text:time>21:36:32</text:time></text:p>
        </style:region-right>
      </style:header>
      <style:header-left style:display="false"/>
      <style:footer>
        <text:p>Page <text:page-number>1</text:page-number> / <text:page-count>99</text:page-count></text:p>
      </style:footer>
      <style:footer-left style:display="false"/>
    </style:master-page>
  </office:master-styles>
</office:document-styles>
</file>